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  <table:table-cell/>
          <table:table-cell office:value-type="string">
            <text:p>Viikko</text:p>
          </table:table-cell>
          <table:table-cell office:value-type="string">
            <text:p>Tunteja</text:p>
          </table:table-cell>
          <table:table-cell office:value-type="string">
            <text:p>Rivejä</text:p>
          </table:table-cell>
          <table:table-cell office:value-type="string">
            <text:p>Bugeja</text:p>
          </table:table-cell>
        </table:table-row>
        <table:table-row table:style-name="ro1">
          <table:table-cell office:value-type="date" office:date-value="2012-04-06">
            <text:p>06.04.12</text:p>
          </table:table-cell>
          <table:table-cell office:value-type="string">
            <text:p>Alipäästösuodatinkin toimii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4-06">
            <text:p>06.04.12</text:p>
          </table:table-cell>
          <table:table-cell office:value-type="string">
            <text:p>LFO toimii täydellisest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([.C26:.C35])" office:value-type="float" office:value="21">
            <text:p>21</text:p>
          </table:table-cell>
          <table:table-cell table:formula="of:=SUM([.D26:.D35])" office:value-type="float" office:value="1321">
            <text:p>1321</text:p>
          </table:table-cell>
          <table:table-cell table:formula="of:=SUM([.E26:.E35])" office:value-type="float" office:value="7">
            <text:p>7</text:p>
          </table:table-cell>
        </table:table-row>
        <table:table-row table:style-name="ro1">
          <table:table-cell office:value-type="date" office:date-value="2012-04-05">
            <text:p>05.04.12</text:p>
          </table:table-cell>
          <table:table-cell office:value-type="string">
            <text:p>LFO toimii melkein</text:p>
          </table:table-cell>
          <table:table-cell office:value-type="float" office:value="1.5">
            <text:p>1,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([.C11:.C20])" office:value-type="float" office:value="28">
            <text:p>28</text:p>
          </table:table-cell>
          <table:table-cell table:formula="of:=SUM([.D11:.D20])" office:value-type="float" office:value="896">
            <text:p>896</text:p>
          </table:table-cell>
          <table:table-cell table:formula="of:=SUM([.E11:.E20])" office:value-type="float" office:value="15">
            <text:p>15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([.C4:.C10])" office:value-type="float" office:value="13">
            <text:p>13</text:p>
          </table:table-cell>
          <table:table-cell table:formula="of:=SUM([.D4:.D10])" office:value-type="float" office:value="396">
            <text:p>396</text:p>
          </table:table-cell>
          <table:table-cell table:formula="of:=SUM([.E4:.E10])" office:value-type="float" office:value="4">
            <text:p>4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formula="of:=SUM([.C4:.C35])" office:value-type="float" office:value="73.5">
            <text:p>73,5</text:p>
          </table:table-cell>
          <table:table-cell table:formula="of:=SUM([.D4:.D35])" office:value-type="float" office:value="3507">
            <text:p>3507</text:p>
          </table:table-cell>
          <table:table-cell table:formula="of:=SUM([.E4:.E35])" office:value-type="float" office:value="30">
            <text:p>30</text:p>
          </table:table-cell>
          <table:table-cell table:formula="of:=SUM([.F4:.F35])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6]/[.C36]" office:value-type="float" office:value="47.7142857142857">
            <text:p>48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36]/[.E36]" office:value-type="float" office:value="2.45">
            <text:p>2,5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36]/[.E36]" office:value-type="float" office:value="116.9">
            <text:p>117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3. Yrittää mikro-optimoida C-kielen pointtereilla.</text:p>
          </table:table-cell>
          <table:table-cell table:number-columns-repeated="10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.04.2012</text:date>, <text:time>14:54:2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6T14:54:28</dc:date>
    <dc:creator>AT </dc:creator>
    <meta:editing-duration>PT05H40M57S</meta:editing-duration>
    <meta:editing-cycles>56</meta:editing-cycles>
    <meta:generator>OpenOffice.org/3.2$Linux OpenOffice.org_project/320m12$Build-9483</meta:generator>
    <meta:document-statistic meta:table-count="3" meta:cell-count="234" meta:object-count="0"/>
  </office:meta>
</office:document-meta>
</file>